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List_20_Paragraph" style:list-style-name="WWNum1"/>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 judges, we are Brick Stack3r. For our Animal Allies project, we visited the Two B Dairy in Corona. We met the owner, BJ Van Dam, who took us on a tour of his dairy farm. We learned about how the farmer cares for the cows, and we got to see what a typical day is like for both the farmer and for the cow. What we found out was, it’s hard being a small dairy farmer. They work exhausting hours for very little money. Right away we wanted to find a way help him and his cows.</text:p>
      <text:p text:style-name="Standard">We went around the farm looking for all of the ways that the farmer interacts with the cows. We looked for processes could be automated to try and improve the quality of life for the farmer and his cows. Because as we all know<text:bookmark text:name="_GoBack"/> Happy Cows come from California and happy cows make better quality and larger quantities of milk. These are the interactions that we found:</text:p>
      <text:list xml:id="list709369294354903277" text:style-name="WWNum1">
        <text:list-item>
          <text:p text:style-name="P2">Feeding the animals</text:p>
        </text:list-item>
        <text:list-item>
          <text:p text:style-name="P2">Cleaning the cows</text:p>
        </text:list-item>
        <text:list-item>
          <text:p text:style-name="P2">Making the cows as comfortable (Happy) as possible</text:p>
        </text:list-item>
        <text:list-item>
          <text:p text:style-name="P2">Cleaning up after the cows</text:p>
        </text:list-item>
        <text:list-item>
          <text:p text:style-name="P2">Milking the cows</text:p>
        </text:list-item>
        <text:list-item>
          <text:p text:style-name="P2">Giving the cows medicine</text:p>
        </text:list-item>
      </text:list>
      <text:p text:style-name="Standard">When we asked BJ about automating the farm, he told us that there is already a solution that completely automates the milking process. This system is called the Lely, and as we researched it, we came to realize that there are actually several solutions that automate the milking and bottling process for the farmer. What we also found was that there was VERY little automation for all of the jobs that happen OUTSIDE the barn. This is the problem that we identified that we wanted to address. We decided to create an automated system for the OUTSIDE of the barn that will improve the life of the farmer and of the cow just like the Lely does for the INSIDE.</text:p>
      <text:p text:style-name="Standard">The only automation that BJ has is a robot that goes up and down the fence-line pushing the food over to where th0ecows can reach it, but other than that most everything that happens outside involves a direct interaction between the cow and the farmer, which either costs the farmer time, or money, or both.</text:p>
      <text:p text:style-name="Standard">W e used several sources in our research for this project, 3 of which are experts. The first and most important expert resource was BJ, the owner of the farm we visited. Next, we consulted another farmer named Court Hall on a phone call to South Dakota. He gave us some information on the differences between farming in the Midwest compared to here in California. <text:s/>Third, we consulted several experts in their respective , the California representative for the Heart and Lung association who is an expert in emissions. She gave us feedback on the part of our project is about helping the farmer deal with the new methane emissions law that affects California farmers. <text:s/>We also found a magazine that gave us ideas for mixing feed types as well as seeing other existing solutions that are currently available to farmers. Other sources of information came from our good friend Google and his little brother YouTube, <text:soft-page-break/>who provided us with several articles on farm automation, manure solutions, cow health and welfare, as well as getting pricing for our cost projections. There was also a very useful book that helped us understand the methane problem better. Here are all of the sources we used for our project. (hand judges bibliography)</text:p>
      <text:p text:style-name="Standard">After our project was ready, we went back to the farm and presented our ideas to BJ who gave us lots of encouragement and good feedback. Next we spoke to Court Hall in South Dakota about our solutions to see what he thought of our ideas. He gave us some ideas to think about. Especially about the different weather that has to be thought about. Finally, we went to Norte Vista High School in Riverside and presented our ide</text:p>
      <text:p text:style-name="Standard">as to the students and teachers in that school’s chapter of Future Farmers of America. They were really excited and had lots of questions about how our ideas could help farmers in the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pple, Josh</meta:initial-creator>
    <dc:creator>Richard Copple</dc:creator>
    <meta:editing-cycles>3</meta:editing-cycles>
    <meta:creation-date>2016-11-11T01:29:00</meta:creation-date>
    <dc:date>2016-11-11T08:55:52.07</dc:date>
    <meta:editing-duration>PT15H19M8S</meta:editing-duration>
    <meta:generator>OpenOffice/4.1.2$Win32 OpenOffice.org_project/412m3$Build-9782</meta:generator>
    <meta:document-statistic meta:table-count="0" meta:image-count="0" meta:object-count="0" meta:page-count="2" meta:paragraph-count="13" meta:word-count="694" meta:character-count="38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